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rebuchet MS" svg:font-family="'Trebuchet MS'"/>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al ::</text:p>
      <text:p text:style-name="Standard"/>
      <text:p text:style-name="Standard">ce dont j'ai pu me rendre compte en me documentant sur les sujets de la domination masculine, de la contraception et de la libération sexuelle des femmes c'est ça.</text:p>
      <text:p text:style-name="Standard"/>
      <text:p text:style-name="Standard">Finalement la domination masculine est peut-être un mythe. La femme et l'homme sont, physiquement, différents. Leurs mentalités différent également. Les 2 moitiés du système reproducteur humain ont finalement des modes d'actions et de pensées qui les distinguent, se complètent et au final les rassemblent. Les hommes ont-ils voulu ça ? Je ne le pense pas.</text:p>
      <text:p text:style-name="Standard"/>
      <text:p text:style-name="Standard">La femme condamnée à rester fidèle au foyer pour s'occuper des enfants ? Oui certainement, sauf que ce n'est pas une condamnation, c'est un état de fait, la femme enfante, son corps est fait pour ça. La libération sexuelle des femmes a pu leur offrir de nouvelles possibilités, en plus d'etre mère, elles peuvent à présent mener une carrière. Bien sur la tache est ardue, cela demande beaucoup d'énergie. </text:p>
      <text:p text:style-name="Standard"/>
      <text:p text:style-name="Standard">L'égalité des sexes est un mythe.</text:p>
      <text:p text:style-name="Standard"/>
      <text:p text:style-name="Standard">La femme est astreinte à contrôler sa fécondité, c'est à elle que revient la charge contraceptive ? Pas toujours, l'homme peut se protéger, lui aussi. Les moyens contraceptifs masculins se réduisent au préservatif et à un dialogue avec sa compagne pour qu'elle puisse bien se protéger, certes. Cela dit, rien n'empêche la femme de refuser l'homme qui refuse le dialogue. Et arrêtons de nous réfugier derrière le prétexte amoureux. Les fables de l'amour romantique nous ont trompé. Rien ne se fait sans heurts et la lutte pour la complémentarité peut amener à renoncer à la passion, c'est un fait. Pas besoin de se faire la guerre pour ça. On ne peut exiger de l'autre qu'il change, c'est à nous de changer d'autre lorsque celui-ci ne nous respecte pas.</text:p>
      <text:p text:style-name="Standard"/>
      <text:p text:style-name="Standard">L'homme n'a pas a cantonner la femme en cuisine. Il doit pouvoir lui laisser la possibilité de s'épanouir sur tous les plans. Mais il me semble erroné de croire qu'il doive pour cela renoncer à son propre épanouissement personnel. Les enfants qu'ils ont fait ensemble, ils devraient s'en occuper à deux, ces enfants ne devraient pas être à charge de la mère. Mais la femme doit aussi pouvoir accepter sa condition. Un « papa » ne remplacera jamais une « maman », si attentionné soit-il. Et vice-versa. Une mère dans les premiers temps de la vie, un père pour une insertion sociale plus tard. Les deux pour une évolution heureuse, chacun dans son rôle et les moutons seront bien gardés. Le couple au XXI° siècle, c'est une négociation des désirs de chacun puisque le dialogue est ouvert.</text:p>
      <text:p text:style-name="Standard"/>
      <text:p text:style-name="Standard">La domination masculine, c'est surtout un état d'esprit. Bien sur, les blondes à grosse poitrine hantent les fantasmes de ces messieurs. Le mythe de la secrétaire sexy est bien ancré dans le monde du travail et celle qui veut devenir directrice doit se battre au quotidien pour se faire accepter et reconnaitre à sa juste valeur. Et finalement moi je les envie, ces femmes que assument leur corps et leurs carrières, en proie à des fantasmes masculins et tant de boutades au quotidien, harcelantes pour les unes, valorisantes pour d'autres. Ces boutades ne sont-elles pas avant tout le reflet d'une peur des hommes à l'égard des femmes ? Ne sommes-nous finalement pas tellement incompréhensibles pour les hommes que leur dernier refuge pour garder contenance ne serait de nous dévaloriser afin de préserver une image de puissant ? Ils ont la gloire, à nous les subtilités, les subterfuges, les petites nuances qui nous rendent si diaboliques à leurs yeux. Nous attendons d'eux qu'ils soient puissants et sans failles ? Devant notre puissance grandissante au travers de postes à salaires égaux, que peuvent-ils d'autre que de multiplier les aventures et les tentatives de soumission ? Tentatives car au final, ne réagissent que celles qui en leur fort intérieur se <text:span text:style-name="T1">sentent</text:span> inférieures. Les enfants dans les cours de récréation se lancent effrontément : <text:span text:style-name="T1">il n'y a que la vérité qui blesse</text:span><text:span text:style-name="T2">. A méditer...</text:span></text:p>
      <text:p text:style-name="Standard"><text:span text:style-name="T2"/></text:p>
      <text:p text:style-name="Standard"><text:span text:style-name="T2">Alors bien sur, je serais injuste de ne pas reconnaitre le bien-fondé du mouvement féministe d'origine, aux paroles et actions parfois extrêmes. Il a été nécessaire de donner un grand coup de pied dans la fourmilière et si je peux m'exprimer de la sorte aujourd'hui, c'est bien parce que </text:span><text:soft-page-break/><text:span text:style-name="T2">vous avez mené ce combat, mesdames. C'est parce que à 25 ans, j'ai eu l'occasion de faire des études, que personne n'attend de moi que je me marie, aie des enfants, tricote des pulls et fasse à manger le soir pour que mon petit mari n'ait à se préoccuper de rien. Mais ce combat doit cesser sans quoi je ne le trouverais jamais moi, celui qui acceptera nos complémentarités pour fonder un foyer. Pris au piège, sans cesse pointé du doigt, taxé de machiste, d'harceleur, de phallocrate ou misogyne comment voulez-vous qu'il se libère, cet homme dont nous attendons toutes qu'il accepte notre part de masculinité ? Parce que c'est de ça qu'il s'agit. Nous nous sommes libérées, ou nous en avons reçu la possibilité grâce aux combats de ces femmes des années 70's. Il est temps de baisser les armes et de les laisser brandir les leurs. </text:span></text:p>
      <text:p text:style-name="Standard"/>
      <text:p text:style-name="Standard">Les féministes se leurrent. Il ne nous est pas possible d'en vouloir aux hommes d'avoir été constituées comme nous le sommes, de devoir enfanter et prendre en charge la contraception. <text:s/>C'est à nous de faire des choix. C'est l'histoire de la crémière de laquelle nous ne pouvons recevoir le beurre et l'argent du beurre.</text:p>
      <text:p text:style-name="Standard"/>
      <text:p text:style-name="Standard">Bourdieu met en évidence dans son livre sur la domination masculine que ce sont les structures de socialisation qui transmettent ces schémas de domination. Pas possible alors d'en vouloir aux hommes de se sentir submergée sous la charge des taches ménagères. C'est à la société que nous devons en vouloir de nous avoir formées à être ça. C'est dans les écoles que nous devons apprendre la complémentarité des roles et taches des deux beaux sexes. </text:p>
      <text:p text:style-name="Standard"/>
      <text:p text:style-name="Standard">Je pose la question : et si ça leur servait aux hommes de se croire supérieurs ? Et si cela faisait partie du grand jeu de la séduction et de l'amour, plus globalement de la reproduction ? Finalement, n'est ce pas la femme qui accorde ses faveurs ? Alors bien sur, certaines ont été victimes de violences physiques infâmes, violées dans leurs corps et leurs âmes par des mâles brutaux et imbéciles, ceux-là même qui n'ont rien compris à ce jeu de la vie. Et bien sur, il nous faut réprimer le crime. Mais ces cas ne sont pas légions. Toutes les femmes ne sont pas victimes de ces prédateurs sexuels ou autres oppresseurs sociaux. Et il est vrai que la femme donne l'impression d'être une proie facile. Une victime la femme ? De par sa moindre corpulence physique, de par sa stature musculaire moins développée ? Est-ce la faute des hommes ou de ces parents qui n'ont su inculquer à leurs enfants devenus hommes les valeurs élémentaires de la vie en société ? Coupables, ont dit les femmes. Sauf que le doigt pointé ne désignait pas la bonne cible. C'est l'éducation à la vie en société que nous devons revoir, ce sont les schémas de socialisation qu'il nous faut modifier. Apprenons à nos enfants à vivre ensemble et là seulement nous aurons avancé.</text:p>
      <text:p text:style-name="Standard"/>
      <text:p text:style-name="Standard">L'égalité des sexes est un mythe. L'avenir est, à mon sens, dans une complémentarité des sexes.</text:p>
      <text:p text:style-name="Standard">Je revendique le droit de vouloir enfanter et me consacrer à un foyer, laissant de coté une vie professionnelle que je ne me sens pas à même de mener de front avec le reste. Grâce à 40 ans de féminisme il me semble pouvoir avoir le choix et pour cela je vous suis profondément reconnaissante mesdames. </text:p>
      <text:p text:style-name="Standard"/>
      <text:p text:style-name="Standard">Une dernière question pour conclure. Question que je serais malhonnête de ne pas poser. Suis-je moins même victime inconsciente d'une société patriarcale, brebis d'un troupeau où l'homme règne en maitre ? Est-ce que finalement, je manquerais pas d'objectivité sans même m'en rendre compte, analysant le problème au travers du prisme d'un esprit lui-même modelé par des centaines d'années d'oppression masculine ?</text:p>
      <text:p text:style-name="Standard"/>
      <text:p text:style-name="Standard">Je ne suis pas à même de fournir une réponse à ces questions mais laisse libre choix à quiconque de me le démontrer si il s'en sent l'envie et peut le faire dans le respect de mes convictions d'homme, de femme, d'être hu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rebuchet MS" svg:font-family="'Trebuchet MS'"/>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1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name-complex="Tahoma1"/>
    </style:style>
    <style:style style:name="Caption" style:family="paragraph" style:parent-style-name="Standard" style:class="extra">
      <style:paragraph-properties fo:margin-top="0.212cm" fo:margin-bottom="0.212cm" text:number-lines="false" text:line-number="0"/>
      <style:text-properties style:font-name="Trebuchet M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rebuchet M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2T11:01:45.54</meta:creation-date>
    <dc:date>2009-02-12T12:01:44.93</dc:date>
    <meta:editing-duration>PT00H26M16S</meta:editing-duration>
    <meta:editing-cycles>2</meta:editing-cycles>
    <meta:generator>OpenOffice.org/3.0$Win32 OpenOffice.org_project/300m9$Build-9358</meta:generator>
    <meta:document-statistic meta:table-count="0" meta:image-count="0" meta:object-count="0" meta:page-count="2" meta:paragraph-count="16" meta:word-count="1382" meta:character-count="8073"/>
    <meta:user-defined meta:name="Info 1"/>
    <meta:user-defined meta:name="Info 2"/>
    <meta:user-defined meta:name="Info 3"/>
    <meta:user-defined meta:name="Info 4"/>
  </office:meta>
</office:document-meta>
</file>